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4.8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60">
      <number:scientific-number number:decimal-places="2" number:min-integer-digits="1" number:min-exponent-digits="3"/>
    </number:number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border-bottom="none" fo:border-left="0.141cm solid #800000" fo:border-right="none" fo:border-top="0.141cm solid #800000"/>
      <style:text-properties fo:font-style="italic" style:text-underline-style="solid" style:text-underline-width="auto" style:text-underline-color="font-color" fo:font-weight="bold"/>
    </style:style>
    <style:style style:name="ce2" style:family="table-cell" style:parent-style-name="Default">
      <style:table-cell-properties fo:border-bottom="none" fo:border-left="0.141cm solid #800000" fo:border-right="none" fo:border-top="none"/>
      <style:text-properties fo:font-style="italic" style:text-underline-style="solid" style:text-underline-width="auto" style:text-underline-color="font-color" fo:font-weight="bold"/>
    </style:style>
    <style:style style:name="ce3" style:family="table-cell" style:parent-style-name="Default">
      <style:table-cell-properties fo:border-bottom="0.141cm solid #800000" fo:border-left="0.141cm solid #800000" fo:border-right="none" fo:border-top="none"/>
      <style:text-properties fo:font-style="italic" style:text-underline-style="solid" style:text-underline-width="auto" style:text-underline-color="font-color" fo:font-weight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line-through-style="none" style:font-name="Albany AMT1" fo:font-size="18pt" fo:font-style="normal" fo:text-shadow="none" style:text-underline-style="none"/>
    </style:style>
    <style:style style:name="ce5" style:family="table-cell" style:parent-style-name="Default">
      <style:table-cell-properties fo:border-bottom="none" fo:border-left="0.141cm solid #800000" fo:border-right="0.141cm solid #800000" fo:border-top="0.141cm solid #800000"/>
    </style:style>
    <style:style style:name="ce6" style:family="table-cell" style:parent-style-name="Default">
      <style:table-cell-properties fo:border-bottom="none" fo:border-left="0.141cm solid #800000" fo:border-right="0.141cm solid #800000" fo:border-top="none"/>
    </style:style>
    <style:style style:name="ce7" style:family="table-cell" style:parent-style-name="Default">
      <style:table-cell-properties fo:border-bottom="0.141cm solid #800000" fo:border-left="0.141cm solid #800000" fo:border-right="0.141cm solid #800000" fo:border-top="none"/>
    </style:style>
    <style:style style:name="ce8" style:family="table-cell" style:parent-style-name="Default">
      <style:text-properties fo:font-weight="bold"/>
    </style:style>
    <style:style style:name="ce9" style:family="table-cell" style:parent-style-name="Default">
      <style:table-cell-properties fo:border-bottom="none" fo:border-left="0.088cm solid #800080" fo:border-right="none" fo:border-top="0.088cm solid #800080"/>
    </style:style>
    <style:style style:name="ce10" style:family="table-cell" style:parent-style-name="Default">
      <style:table-cell-properties fo:border-bottom="none" fo:border-left="0.088cm solid #800080" fo:border-right="none" fo:border-top="0.088cm solid #800000"/>
      <style:text-properties fo:font-weight="normal"/>
    </style:style>
    <style:style style:name="ce11" style:family="table-cell" style:parent-style-name="Default">
      <style:table-cell-properties fo:border-bottom="none" fo:border-left="0.088cm solid #800080" fo:border-right="none" fo:border-top="none"/>
      <style:text-properties fo:font-weight="normal"/>
    </style:style>
    <style:style style:name="ce12" style:family="table-cell" style:parent-style-name="Default">
      <style:table-cell-properties fo:border-bottom="0.088cm solid #800000" fo:border-left="0.088cm solid #800080" fo:border-right="none" fo:border-top="none"/>
      <style:text-properties fo:font-weight="normal"/>
    </style:style>
    <style:style style:name="ce13" style:family="table-cell" style:parent-style-name="Default">
      <style:table-cell-properties fo:border-bottom="0.088cm solid #800080" fo:border-left="0.088cm solid #800080" fo:border-right="none" fo:border-top="none"/>
      <style:text-properties fo:font-weight="normal"/>
    </style:style>
    <style:style style:name="ce14" style:family="table-cell" style:parent-style-name="Default" style:data-style-name="N107"/>
    <style:style style:name="ce15" style:family="table-cell" style:parent-style-name="Default" style:data-style-name="N38"/>
    <style:style style:name="ce16" style:family="table-cell" style:parent-style-name="Default" style:data-style-name="N60"/>
    <style:style style:name="ce17" style:family="table-cell" style:parent-style-name="Default" style:data-style-name="N70"/>
    <style:style style:name="ce18" style:family="table-cell" style:parent-style-name="Default">
      <style:text-properties style:text-underline-style="solid" style:text-underline-width="auto" style:text-underline-color="font-color"/>
    </style:style>
    <style:style style:name="ce19" style:family="table-cell" style:parent-style-name="Default">
      <style:text-properties style:text-line-through-style="solid" style:text-underline-style="solid" style:text-underline-width="auto" style:text-underline-color="font-color"/>
    </style:style>
    <style:style style:name="ce20" style:family="table-cell" style:parent-style-name="Default">
      <style:table-cell-properties fo:border-bottom="none" fo:border-left="0.088cm solid #008000" fo:border-right="none" fo:border-top="0.088cm solid #008000"/>
    </style:style>
    <style:style style:name="ce21" style:family="table-cell" style:parent-style-name="Default">
      <style:table-cell-properties fo:border-bottom="none" fo:border-left="0.088cm solid #008000" fo:border-right="none" fo:border-top="none"/>
    </style:style>
    <style:style style:name="ce22" style:family="table-cell" style:parent-style-name="Default">
      <style:table-cell-properties fo:border-bottom="0.088cm solid #008000" fo:border-left="0.088cm solid #008000" fo:border-right="none" fo:border-top="none"/>
    </style:style>
    <style:style style:name="ce23" style:family="table-cell" style:parent-style-name="Default">
      <style:text-properties style:text-line-through-style="solid" fo:text-shadow="1pt 1pt" style:text-underline-style="solid" style:text-underline-width="auto" style:text-underline-color="font-color"/>
    </style:style>
    <style:style style:name="ce24" style:family="table-cell" style:parent-style-name="Default">
      <style:table-cell-properties fo:border-bottom="none" fo:border-left="none" fo:border-right="none" fo:border-top="0.141cm solid #800000"/>
      <style:text-properties fo:font-style="italic" style:text-underline-style="solid" style:text-underline-width="auto" style:text-underline-color="font-color" fo:font-weight="bold"/>
    </style:style>
    <style:style style:name="ce25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ce26" style:family="table-cell" style:parent-style-name="Default">
      <style:table-cell-properties fo:border-bottom="0.141cm solid #800000" fo:border-left="none" fo:border-right="none" fo:border-top="none"/>
      <style:text-properties fo:font-style="italic" style:text-underline-style="solid" style:text-underline-width="auto" style:text-underline-color="font-color" fo:font-weight="bold"/>
    </style:style>
    <style:style style:name="ce27" style:family="table-cell" style:parent-style-name="Default">
      <style:table-cell-properties fo:border-bottom="none" fo:border-left="none" fo:border-right="0.088cm solid #800080" fo:border-top="0.088cm solid #800080"/>
    </style:style>
    <style:style style:name="ce28" style:family="table-cell" style:parent-style-name="Default">
      <style:table-cell-properties fo:border-bottom="none" fo:border-left="0.088cm solid #008000" fo:border-right="0.088cm solid #800080" fo:border-top="0.088cm solid #800000"/>
      <style:text-properties fo:font-weight="normal"/>
    </style:style>
    <style:style style:name="ce29" style:family="table-cell" style:parent-style-name="Default">
      <style:table-cell-properties fo:border-bottom="none" fo:border-left="0.088cm solid #008000" fo:border-right="0.088cm solid #800080" fo:border-top="none"/>
      <style:text-properties fo:font-weight="normal"/>
    </style:style>
    <style:style style:name="ce30" style:family="table-cell" style:parent-style-name="Default">
      <style:table-cell-properties fo:border-bottom="0.088cm solid #800000" fo:border-left="0.088cm solid #008000" fo:border-right="0.088cm solid #800080" fo:border-top="none"/>
      <style:text-properties fo:font-weight="normal"/>
    </style:style>
    <style:style style:name="ce31" style:family="table-cell" style:parent-style-name="Default">
      <style:table-cell-properties fo:border-bottom="0.088cm solid #800080" fo:border-left="none" fo:border-right="0.088cm solid #800080" fo:border-top="none"/>
      <style:text-properties fo:font-weight="normal"/>
    </style:style>
    <style:style style:name="ce32" style:family="table-cell" style:parent-style-name="Default">
      <style:table-cell-properties fo:border-bottom="none" fo:border-left="0.088cm solid #800000" fo:border-right="none" fo:border-top="0.088cm solid #800000"/>
    </style:style>
    <style:style style:name="ce33" style:family="table-cell" style:parent-style-name="Default">
      <style:table-cell-properties fo:border-bottom="0.088cm solid #008000" fo:border-left="0.088cm solid #800000" fo:border-right="none" fo:border-top="none"/>
    </style:style>
    <style:style style:name="ce34" style:family="table-cell" style:parent-style-name="Default">
      <style:table-cell-properties fo:border-bottom="0.088cm solid #800000" fo:border-left="0.088cm solid #800000" fo:border-right="none" fo:border-top="none"/>
    </style:style>
    <style:style style:name="ce35" style:family="table-cell" style:parent-style-name="Default">
      <style:table-cell-properties fo:border-bottom="none" fo:border-left="0.088cm solid #800000" fo:border-right="none" fo:border-top="none"/>
    </style:style>
    <style:style style:name="ce36" style:family="table-cell" style:parent-style-name="Default">
      <style:table-cell-properties fo:border-bottom="0.088cm solid #800000" fo:border-left="0.088cm solid #800000" fo:border-right="none" fo:border-top="0.088cm solid #008000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order-bottom="0.088cm solid #008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0.141cm solid #800000" fo:border-top="0.141cm solid #800000"/>
      <style:text-properties fo:font-style="italic" style:text-underline-style="solid" style:text-underline-width="auto" style:text-underline-color="font-color" fo:font-weight="bold"/>
    </style:style>
    <style:style style:name="ce40" style:family="table-cell" style:parent-style-name="Default">
      <style:table-cell-properties fo:border-bottom="none" fo:border-left="none" fo:border-right="0.141cm solid #800000" fo:border-top="none"/>
      <style:text-properties fo:font-style="italic" style:text-underline-style="solid" style:text-underline-width="auto" style:text-underline-color="font-color" fo:font-weight="bold"/>
    </style:style>
    <style:style style:name="ce41" style:family="table-cell" style:parent-style-name="Default">
      <style:table-cell-properties fo:border-bottom="0.141cm solid #800000" fo:border-left="none" fo:border-right="0.141cm solid #800000" fo:border-top="none"/>
      <style:text-properties fo:font-style="italic" style:text-underline-style="solid" style:text-underline-width="auto" style:text-underline-color="font-color" fo:font-weight="bold"/>
    </style:style>
    <style:style style:name="ce42" style:family="table-cell" style:parent-style-name="Default">
      <style:table-cell-properties fo:border-bottom="none" fo:border-left="none" fo:border-right="none" fo:border-top="0.088cm solid #008000"/>
    </style:style>
    <style:style style:name="ce43" style:family="table-cell" style:parent-style-name="Default">
      <style:table-cell-properties fo:border-bottom="none" fo:border-left="none" fo:border-right="none" fo:border-top="0.088cm solid #800000"/>
    </style:style>
    <style:style style:name="ce44" style:family="table-cell" style:parent-style-name="Default">
      <style:table-cell-properties fo:border-bottom="0.088cm solid #800000" fo:border-left="none" fo:border-right="none" fo:border-top="none"/>
    </style:style>
    <style:style style:name="ce45" style:family="table-cell" style:parent-style-name="Default">
      <style:table-cell-properties fo:border-bottom="0.088cm solid #800000" fo:border-left="none" fo:border-right="0.088cm solid #008000" fo:border-top="0.088cm solid #008000"/>
    </style:style>
    <style:style style:name="ce46" style:family="table-cell" style:parent-style-name="Default">
      <style:table-cell-properties fo:border-bottom="none" fo:border-left="none" fo:border-right="0.088cm solid #008000" fo:border-top="none"/>
    </style:style>
    <style:style style:name="ce47" style:family="table-cell" style:parent-style-name="Default">
      <style:table-cell-properties fo:border-bottom="0.088cm solid #008000" fo:border-left="none" fo:border-right="0.088cm solid #008000" fo:border-top="none"/>
    </style:style>
    <style:style style:name="ce48" style:family="table-cell" style:parent-style-name="Default">
      <style:table-cell-properties fo:border-bottom="none" fo:border-left="none" fo:border-right="0.088cm solid #008000" fo:border-top="0.088cm solid #008000"/>
    </style:style>
    <style:style style:name="ce49" style:family="table-cell" style:parent-style-name="Default">
      <style:table-cell-properties fo:border-bottom="none" fo:border-left="none" fo:border-right="0.088cm solid #800000" fo:border-top="0.088cm solid #800000"/>
    </style:style>
    <style:style style:name="ce50" style:family="table-cell" style:parent-style-name="Default">
      <style:table-cell-properties fo:border-bottom="0.088cm solid #008000" fo:border-left="none" fo:border-right="0.088cm solid #800000" fo:border-top="none"/>
    </style:style>
    <style:style style:name="ce51" style:family="table-cell" style:parent-style-name="Default">
      <style:table-cell-properties fo:border-bottom="0.088cm solid #800000" fo:border-left="none" fo:border-right="0.088cm solid #800000" fo:border-top="none"/>
    </style:style>
    <style:style style:name="ce52" style:family="table-cell" style:parent-style-name="Default">
      <style:table-cell-properties fo:border-bottom="none" fo:border-left="none" fo:border-right="0.088cm solid #800000" fo:border-top="none"/>
    </style:style>
    <style:style style:name="ce53" style:family="table-cell" style:parent-style-name="Default">
      <style:table-cell-properties fo:border-bottom="none" fo:border-left="0.141cm solid #800000" fo:border-right="none" fo:border-top="0.141cm solid #800000"/>
    </style:style>
    <style:style style:name="ce54" style:family="table-cell" style:parent-style-name="Default">
      <style:table-cell-properties fo:border-bottom="none" fo:border-left="0.141cm solid #800000" fo:border-right="none" fo:border-top="none"/>
    </style:style>
    <style:style style:name="ce55" style:family="table-cell" style:parent-style-name="Default">
      <style:table-cell-properties fo:border-bottom="0.141cm solid #800000" fo:border-left="0.141cm solid #800000" fo:border-right="none" fo:border-top="none"/>
    </style:style>
    <style:style style:name="ce56" style:family="table-cell" style:parent-style-name="Default">
      <style:table-cell-properties fo:border-bottom="none" fo:border-left="0.088cm solid #800080" fo:border-right="none" fo:border-top="0.088cm solid #800080"/>
      <style:text-properties fo:font-weight="bold"/>
    </style:style>
    <style:style style:name="ce57" style:family="table-cell" style:parent-style-name="Default">
      <style:table-cell-properties fo:border-bottom="none" fo:border-left="0.088cm solid #800080" fo:border-right="none" fo:border-top="none"/>
    </style:style>
    <style:style style:name="ce58" style:family="table-cell" style:parent-style-name="Default">
      <style:table-cell-properties fo:border-bottom="0.088cm solid #800080" fo:border-left="0.088cm solid #800080" fo:border-right="none" fo:border-top="none"/>
    </style:style>
    <style:style style:name="ce59" style:family="table-cell" style:parent-style-name="Default">
      <style:table-cell-properties fo:border-bottom="none" fo:border-left="none" fo:border-right="none" fo:border-top="0.141cm solid #800000"/>
    </style:style>
    <style:style style:name="ce60" style:family="table-cell" style:parent-style-name="Default">
      <style:table-cell-properties fo:border-bottom="0.141cm solid #800000" fo:border-left="none" fo:border-right="none" fo:border-top="none"/>
    </style:style>
    <style:style style:name="ce61" style:family="table-cell" style:parent-style-name="Default">
      <style:text-properties fo:font-style="italic"/>
    </style:style>
    <style:style style:name="ce62" style:family="table-cell" style:parent-style-name="Default">
      <style:table-cell-properties fo:border-bottom="none" fo:border-left="none" fo:border-right="none" fo:border-top="0.088cm solid #800080"/>
    </style:style>
    <style:style style:name="ce63" style:family="table-cell" style:parent-style-name="Default">
      <style:table-cell-properties fo:border-bottom="0.088cm solid #800080" fo:border-left="none" fo:border-right="none" fo:border-top="none"/>
    </style:style>
    <style:style style:name="ce64" style:family="table-cell" style:parent-style-name="Default">
      <style:table-cell-properties fo:border-bottom="none" fo:border-left="none" fo:border-right="0.141cm solid #800000" fo:border-top="0.141cm solid #800000"/>
    </style:style>
    <style:style style:name="ce65" style:family="table-cell" style:parent-style-name="Default">
      <style:table-cell-properties fo:border-bottom="none" fo:border-left="none" fo:border-right="0.141cm solid #800000" fo:border-top="none"/>
    </style:style>
    <style:style style:name="ce66" style:family="table-cell" style:parent-style-name="Default">
      <style:table-cell-properties fo:border-bottom="0.141cm solid #800000" fo:border-left="none" fo:border-right="0.141cm solid #800000" fo:border-top="none"/>
    </style:style>
    <style:style style:name="ce67" style:family="table-cell" style:parent-style-name="Default">
      <style:table-cell-properties fo:border="none"/>
      <style:text-properties fo:font-weight="bold"/>
    </style:style>
    <style:style style:name="ce68" style:family="table-cell" style:parent-style-name="Default">
      <style:table-cell-properties fo:border="none"/>
      <style:text-properties fo:font-style="italic" fo:font-weight="normal"/>
    </style:style>
    <style:style style:name="ce69" style:family="table-cell" style:parent-style-name="Default">
      <style:table-cell-properties fo:border-bottom="0.088cm solid #008000" fo:border-left="0.088cm solid #800000" fo:border-right="0.088cm solid #008000" fo:border-top="0.088cm solid #800000"/>
    </style:style>
    <style:style style:name="ce70" style:family="table-cell" style:parent-style-name="Default">
      <style:table-cell-properties fo:border-bottom="0.088cm solid #800080" fo:border-left="none" fo:border-right="none" fo:border-top="none"/>
      <style:text-properties fo:font-weight="bold"/>
    </style:style>
    <style:style style:name="ce71" style:family="table-cell" style:parent-style-name="Default">
      <style:table-cell-properties fo:border-bottom="none" fo:border-left="none" fo:border-right="0.088cm solid #800080" fo:border-top="none"/>
    </style:style>
    <style:style style:name="ce72" style:family="table-cell" style:parent-style-name="Default">
      <style:table-cell-properties fo:border-bottom="none" fo:border-left="none" fo:border-right="0.088cm solid #800080" fo:border-top="0.088cm solid #800000"/>
    </style:style>
    <style:style style:name="ce73" style:family="table-cell" style:parent-style-name="Default">
      <style:table-cell-properties fo:border-bottom="0.088cm solid #800000" fo:border-left="none" fo:border-right="0.088cm solid #800080" fo:border-top="none"/>
    </style:style>
    <style:style style:name="ce74" style:family="table-cell" style:parent-style-name="Default">
      <style:table-cell-properties fo:border-bottom="0.088cm solid #800080" fo:border-left="none" fo:border-right="0.088cm solid #800080" fo:border-top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normal"/>
    </style:style>
    <style:style style:name="ce76" style:family="table-cell" style:parent-style-name="Default">
      <style:table-cell-properties fo:wrap-option="no-wrap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" form:label="SetFormul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etFormula?language=Basic&amp;location=document"/>
              </office:event-listeners>
            </form:button>
            <form:button form:name="PushButton2" form:control-implementation="ooo:com.sun.star.form.component.CommandButton" form:id="control2" form:label="GetFormul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GetFormula?language=Basic&amp;location=document"/>
              </office:event-listeners>
            </form:button>
            <form:button form:name="PushButton" form:control-implementation="ooo:com.sun.star.form.component.CommandButton" form:id="control3" form:label="      Row/Column/Coun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nButtonPress?language=Basic&amp;location=document"/>
              </office:event-listeners>
            </form:button>
            <form:button form:name="PushButton3" form:control-implementation="ooo:com.sun.star.form.component.CommandButton" form:id="control4" form:label="           Clear Method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learMethods?language=Basic&amp;location=document"/>
              </office:event-listeners>
            </form:button>
            <form:button form:name="PushButton4" form:control-implementation="ooo:com.sun.star.form.component.CommandButton" form:id="control5" form:label="Fill method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FillMethods?language=Basic&amp;location=document"/>
              </office:event-listeners>
            </form:button>
            <form:button form:name="PushButton5" form:control-implementation="ooo:com.sun.star.form.component.CommandButton" form:id="control6" form:label="Text Property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xtProperty?language=Basic&amp;location=document"/>
              </office:event-listeners>
            </form:button>
            <form:button form:name="PushButton6" form:control-implementation="ooo:com.sun.star.form.component.CommandButton" form:id="control7" form:label="Offset Method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ffsetMethod?language=Basic&amp;location=document"/>
              </office:event-listeners>
            </form:button>
            <form:button form:name="PushButton7" form:control-implementation="ooo:com.sun.star.form.component.CommandButton" form:id="control8" form:label="Current Regi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urrentRegionProperty?language=Basic&amp;location=document"/>
              </office:event-listeners>
            </form:button>
            <form:button form:name="PushButton8" form:control-implementation="ooo:com.sun.star.form.component.CommandButton" form:id="control9" form:label="Current Array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urrentArrayMethod?language=Basic&amp;location=document"/>
              </office:event-listeners>
            </form:button>
          </form:form>
        </office:form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3" office:value-type="string">
            <text:p>string1</text:p>
          </table:table-cell>
          <table:table-cell table:style-name="ce26" office:value-type="string">
            <text:p>string2</text:p>
          </table:table-cell>
          <table:table-cell table:style-name="ce41" office:value-type="string">
            <text:p>string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4" office:value-type="string">
            <text:p>Shadow Effect</text:p>
          </table:table-cell>
          <table:table-cell table:number-columns-repeated="4"/>
          <table:table-cell office:value-type="string">
            <text:p>F8:H1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3" office:value-type="float" office:value="1">
            <text:p>1</text:p>
          </table:table-cell>
          <table:table-cell table:style-name="ce59" office:value-type="float" office:value="2">
            <text:p>2</text:p>
          </table:table-cell>
          <table:table-cell table:style-name="ce64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A10:A15</text:p>
          </table:table-cell>
          <table:table-cell table:number-columns-repeated="4"/>
          <table:table-cell table:style-name="ce54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65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5" table:formula="oooc:=RAND()+1" office:value-type="float" office:value="1.3877571022081">
            <text:p>1.39</text:p>
          </table:table-cell>
          <table:table-cell/>
          <table:table-cell>
            <draw:control table:end-cell-address="Sheet1.E14" table:end-x="1.612cm" table:end-y="0.062cm" draw:z-index="3" draw:text-style-name="P1" svg:width="4.394cm" svg:height="1.651cm" svg:x="1.733cm" svg:y="0.111cm" draw:control="control4"/>
          </table:table-cell>
          <table:table-cell table:number-columns-repeated="2"/>
          <table:table-cell table:style-name="ce55"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table:style-name="ce66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6" table:formula="oooc:=RAND()+1" office:value-type="float" office:value="1.572002558304">
            <text:p>1.57</text:p>
          </table:table-cell>
          <table:table-cell table:number-columns-repeated="10"/>
        </table:table-row>
        <table:table-row table:style-name="ro1">
          <table:table-cell table:style-name="ce6" table:formula="oooc:=RAND()+1" office:value-type="float" office:value="1.30819732989566">
            <text:p>1.31</text:p>
          </table:table-cell>
          <table:table-cell table:number-columns-repeated="6"/>
          <table:table-cell table:style-name="ce8" office:value-type="string">
            <text:p>Fill Left</text:p>
          </table:table-cell>
          <table:table-cell table:number-columns-repeated="3"/>
        </table:table-row>
        <table:table-row table:style-name="ro1">
          <table:table-cell table:style-name="ce6" table:formula="oooc:=RAND()+1" office:value-type="float" office:value="1.26084786200004">
            <text:p>1.26</text:p>
          </table:table-cell>
          <table:table-cell table:number-columns-repeated="10"/>
        </table:table-row>
        <table:table-row table:style-name="ro1">
          <table:table-cell table:style-name="ce6" table:formula="oooc:=RAND()+1" office:value-type="float" office:value="1.52234151844044">
            <text:p>1.52</text:p>
          </table:table-cell>
          <table:table-cell table:number-columns-repeated="6"/>
          <table:table-cell table:style-name="ce37" table:number-columns-repeated="2"/>
          <table:table-cell table:style-name="ce37" office:value-type="float" office:value="11">
            <text:p>11</text:p>
          </table:table-cell>
          <table:table-cell/>
        </table:table-row>
        <table:table-row table:style-name="ro1">
          <table:table-cell table:style-name="ce7" table:formula="oooc:=RAND()+1" office:value-type="float" office:value="1.85073530341067">
            <text:p>1.85</text:p>
          </table:table-cell>
          <table:table-cell/>
          <table:table-cell>
            <draw:control table:end-cell-address="Sheet1.E19" table:end-x="1.596cm" table:end-y="0.108cm" draw:z-index="0" draw:text-style-name="P2" svg:width="4.384cm" svg:height="1.648cm" svg:x="1.727cm" svg:y="0.16cm" draw:control="control1"/>
          </table:table-cell>
          <table:table-cell table:number-columns-repeated="2"/>
          <table:table-cell>
            <draw:control table:end-cell-address="Sheet1.G19" table:end-x="2.175cm" table:end-y="0.119cm" draw:z-index="4" draw:text-style-name="P2" svg:width="4.394cm" svg:height="1.651cm" svg:x="0.039cm" svg:y="0.168cm" draw:control="control5"/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8" office:value-type="string">
            <text:p>Fill Right</text:p>
          </table:table-cell>
          <table:table-cell table:number-columns-repeated="3"/>
        </table:table-row>
        <table:table-row table:style-name="ro1">
          <table:table-cell table:style-name="ce8" office:value-type="string">
            <text:p>Current Array of A19:B22 and B19:B22</text:p>
          </table:table-cell>
          <table:table-cell table:number-columns-repeated="10"/>
        </table:table-row>
        <table:table-row table:style-name="ro1">
          <table:table-cell table:style-name="ce9" table:number-matrix-columns-spanned="2" table:number-matrix-rows-spanned="5" table:formula="oooc:=RAND()" office:value-type="float" office:value="0.744519616823885">
            <text:p>0.74</text:p>
          </table:table-cell>
          <table:table-cell table:style-name="ce27" office:value-type="float" office:value="0.915268943139943">
            <text:p>0.92</text:p>
          </table:table-cell>
          <table:table-cell table:number-columns-repeated="5"/>
          <table:table-cell table:style-name="ce67" office:value-type="float" office:value="12">
            <text:p>12</text:p>
          </table:table-cell>
          <table:table-cell table:style-name="ce67" table:number-columns-repeated="2"/>
          <table:table-cell/>
        </table:table-row>
        <table:table-row table:style-name="ro1">
          <table:table-cell table:style-name="ce10" office:value-type="float" office:value="0.407541749257381">
            <text:p>0.41</text:p>
          </table:table-cell>
          <table:table-cell table:style-name="ce28" office:value-type="float" office:value="0.631119716740735">
            <text:p>0.63</text:p>
          </table:table-cell>
          <table:table-cell table:number-columns-repeated="9"/>
        </table:table-row>
        <table:table-row table:style-name="ro1">
          <table:table-cell table:style-name="ce11" office:value-type="float" office:value="0.93345115470395">
            <text:p>0.93</text:p>
          </table:table-cell>
          <table:table-cell table:style-name="ce29" office:value-type="float" office:value="0.817946026948255">
            <text:p>0.82</text:p>
          </table:table-cell>
          <table:table-cell>
            <draw:control table:end-cell-address="Sheet1.E23" table:end-x="1.691cm" table:end-y="0.415cm" draw:z-index="1" draw:text-style-name="P2" svg:width="4.394cm" svg:height="1.651cm" svg:x="1.812cm" svg:y="0.039cm" draw:control="control2"/>
          </table:table-cell>
          <table:table-cell table:number-columns-repeated="2"/>
          <table:table-cell>
            <draw:control table:end-cell-address="Sheet1.G23" table:end-x="2.165cm" table:end-y="0.425cm" draw:z-index="5" draw:text-style-name="P2" svg:width="4.394cm" svg:height="1.651cm" svg:x="0.029cm" svg:y="0.049cm" draw:control="control6"/>
          </table:table-cell>
          <table:table-cell/>
          <table:table-cell table:style-name="ce8" office:value-type="string">
            <text:p>Fill Down</text:p>
          </table:table-cell>
          <table:table-cell/>
          <table:table-cell table:style-name="ce8" office:value-type="string">
            <text:p>Fill Up</text:p>
          </table:table-cell>
          <table:table-cell/>
        </table:table-row>
        <table:table-row table:style-name="ro1">
          <table:table-cell table:style-name="ce12" office:value-type="float" office:value="0.936581882618639">
            <text:p>0.94</text:p>
          </table:table-cell>
          <table:table-cell table:style-name="ce30" office:value-type="float" office:value="0.189157643443513">
            <text:p>0.19</text:p>
          </table:table-cell>
          <table:table-cell office:value-type="float" office:value="9">
            <text:p>9</text:p>
          </table:table-cell>
          <table:table-cell table:number-columns-repeated="3"/>
          <table:table-cell table:style-name="ce8"/>
          <table:table-cell table:style-name="ce68" office:value-type="float" office:value="13">
            <text:p>13</text:p>
          </table:table-cell>
          <table:table-cell table:style-name="ce8"/>
          <table:table-cell table:style-name="ce75"/>
          <table:table-cell/>
        </table:table-row>
        <table:table-row table:style-name="ro1">
          <table:table-cell table:style-name="ce13" office:value-type="float" office:value="0.412419931689473">
            <text:p>0.41</text:p>
          </table:table-cell>
          <table:table-cell table:style-name="ce31" office:value-type="float" office:value="0.744519616823885">
            <text:p>0.74</text:p>
          </table:table-cell>
          <table:table-cell table:number-columns-repeated="4"/>
          <table:table-cell table:style-name="ce8"/>
          <table:table-cell table:style-name="ce68"/>
          <table:table-cell table:style-name="ce8"/>
          <table:table-cell table:style-name="ce75"/>
          <table:table-cell/>
        </table:table-row>
        <table:table-row table:style-name="ro1">
          <table:table-cell table:number-columns-repeated="6"/>
          <table:table-cell table:style-name="ce8"/>
          <table:table-cell table:style-name="ce68"/>
          <table:table-cell table:style-name="ce8"/>
          <table:table-cell table:style-name="ce75"/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6"/>
          <table:table-cell table:style-name="ce68"/>
          <table:table-cell/>
          <table:table-cell table:style-name="ce75"/>
          <table:table-cell/>
        </table:table-row>
        <table:table-row table:style-name="ro1">
          <table:table-cell table:style-name="ce14" office:value-type="currency" office:currency="USD" office:value="23">
            <text:p>$23.00</text:p>
          </table:table-cell>
          <table:table-cell/>
          <table:table-cell>
            <draw:control table:end-cell-address="Sheet1.E28" table:end-x="1.717cm" table:end-y="0.399cm" draw:z-index="2" draw:text-style-name="P1" svg:width="4.394cm" svg:height="1.651cm" svg:x="1.838cm" svg:y="0.023cm" draw:control="control3"/>
          </table:table-cell>
          <table:table-cell table:number-columns-repeated="2"/>
          <table:table-cell>
            <draw:control table:end-cell-address="Sheet1.G28" table:end-x="2.165cm" table:end-y="0.406cm" draw:z-index="6" draw:text-style-name="P2" svg:width="4.394cm" svg:height="1.651cm" svg:x="0.029cm" svg:y="0.03cm" draw:control="control7"/>
          </table:table-cell>
          <table:table-cell table:style-name="ce8"/>
          <table:table-cell table:style-name="ce68"/>
          <table:table-cell/>
          <table:table-cell table:style-name="ce75"/>
          <table:table-cell/>
        </table:table-row>
        <table:table-row table:style-name="ro1">
          <table:table-cell table:style-name="ce15" office:value-type="date" office:date-value="2005-06-14">
            <text:p>14 June 2005</text:p>
          </table:table-cell>
          <table:table-cell table:number-columns-repeated="5"/>
          <table:table-cell table:style-name="ce61"/>
          <table:table-cell table:style-name="ce68"/>
          <table:table-cell/>
          <table:table-cell table:style-name="ce75" office:value-type="float" office:value="14">
            <text:p>14</text:p>
          </table:table-cell>
          <table:table-cell/>
        </table:table-row>
        <table:table-row table:style-name="ro1">
          <table:table-cell table:style-name="ce16" office:value-type="float" office:value="14.499">
            <text:p>1.45E+001</text:p>
          </table:table-cell>
          <table:table-cell table:number-columns-repeated="5"/>
          <table:table-cell table:style-name="ce18"/>
          <table:table-cell table:number-columns-repeated="4"/>
        </table:table-row>
        <table:table-row table:style-name="ro1">
          <table:table-cell table:style-name="ce17" office:value-type="float" office:value="1.5">
            <text:p>1 1/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8"/>
          <table:table-cell table:number-columns-repeated="10"/>
        </table:table-row>
        <table:table-row table:style-name="ro1">
          <table:table-cell table:style-name="ce8"/>
          <table:table-cell table:style-name="ce8" office:value-type="string">
            <text:p>Actual Range B31:D33</text:p>
          </table:table-cell>
          <table:table-cell table:number-columns-repeated="2"/>
          <table:table-cell office:value-type="float" office:value="12">
            <text:p>12</text:p>
          </table:table-cell>
          <table:table-cell>
            <draw:control table:end-cell-address="Sheet1.G34" table:end-x="2.216cm" table:end-y="0.395cm" draw:z-index="8" draw:text-style-name="P2" svg:width="4.445cm" svg:height="1.6cm" svg:x="0.029cm" svg:y="0.07cm" draw:control="control9"/>
          </table:table-cell>
          <table:table-cell/>
          <table:table-cell>
            <draw:control table:end-cell-address="Sheet1.J35" table:end-x="0.471cm" table:end-y="0.021cm" draw:z-index="7" draw:text-style-name="P2" svg:width="4.394cm" svg:height="1.651cm" svg:x="0.592cm" svg:y="0.07cm" draw:control="control8"/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1">
            <text:p>1</text:p>
          </table:table-cell>
          <table:table-cell table:style-name="ce42" office:value-type="float" office:value="4">
            <text:p>4</text:p>
          </table:table-cell>
          <table:table-cell table:style-name="ce48" office:value-type="float" office:value="7">
            <text:p>7</text:p>
          </table:table-cell>
          <table:table-cell table:number-columns-repeated="7"/>
        </table:table-row>
        <table:table-row table:style-name="ro1">
          <table:table-cell/>
          <table:table-cell table:style-name="ce32" office:value-type="float" office:value="2">
            <text:p>2</text:p>
          </table:table-cell>
          <table:table-cell table:style-name="ce43" office:value-type="float" office:value="5">
            <text:p>5</text:p>
          </table:table-cell>
          <table:table-cell table:style-name="ce49" office:value-type="float" office:value="8">
            <text:p>8</text:p>
          </table:table-cell>
          <table:table-cell table:number-columns-repeated="7"/>
        </table:table-row>
        <table:table-row table:style-name="ro1">
          <table:table-cell/>
          <table:table-cell table:style-name="ce33" office:value-type="float" office:value="12">
            <text:p>12</text:p>
          </table:table-cell>
          <table:table-cell table:style-name="ce38" office:value-type="float" office:value="6">
            <text:p>6</text:p>
          </table:table-cell>
          <table:table-cell table:style-name="ce50" office:value-type="float" office:value="9">
            <text:p>9</text:p>
          </table:table-cell>
          <table:table-cell table:number-columns-repeated="7"/>
        </table:table-row>
        <table:table-row table:style-name="ro1">
          <table:table-cell/>
          <table:table-cell table:style-name="ce34" office:value-type="float" office:value="10">
            <text:p>10</text:p>
          </table:table-cell>
          <table:table-cell table:style-name="ce44" office:value-type="float" office:value="12">
            <text:p>12</text:p>
          </table:table-cell>
          <table:table-cell table:style-name="ce51" office:value-type="float" office:value="14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>
            <text:p>Offset (B31:D33).Offset(1,0)</text:p>
          </table:table-cell>
          <table:table-cell table:style-name="ce37" table:number-columns-repeated="2"/>
          <table:table-cell/>
          <table:table-cell table:style-name="ce8" office:value-type="string">
            <text:p>Current region of range G39:H40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9"/>
          <table:table-cell table:style-name="ce8"/>
        </table:table-row>
        <table:table-row table:style-name="ro1">
          <table:table-cell table:style-name="ce8"/>
          <table:table-cell table:style-name="ce8" office:value-type="string">
            <text:p>Range B39:D41</text:p>
          </table:table-cell>
          <table:table-cell table:number-columns-repeated="3"/>
          <table:table-cell table:style-name="ce56" office:value-type="string">
            <text:p>Negative Column and row offset (H40:G41).Offset(-1,-1)</text:p>
          </table:table-cell>
          <table:table-cell table:style-name="ce62" table:number-columns-repeated="2"/>
          <table:table-cell table:style-name="ce27"/>
          <table:table-cell table:number-columns-repeated="2"/>
        </table:table-row>
        <table:table-row table:style-name="ro1">
          <table:table-cell/>
          <table:table-cell table:style-name="ce32"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table:style-name="ce49" office:value-type="float" office:value="7">
            <text:p>7</text:p>
          </table:table-cell>
          <table:table-cell/>
          <table:table-cell table:style-name="ce57"/>
          <table:table-cell table:style-name="ce20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71"/>
          <table:table-cell table:number-columns-repeated="2"/>
        </table:table-row>
        <table:table-row table:style-name="ro1">
          <table:table-cell/>
          <table:table-cell table:style-name="ce35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52" office:value-type="float" office:value="8">
            <text:p>8</text:p>
          </table:table-cell>
          <table:table-cell/>
          <table:table-cell table:style-name="ce57"/>
          <table:table-cell table:style-name="ce22" office:value-type="float" office:value="5">
            <text:p>5</text:p>
          </table:table-cell>
          <table:table-cell table:style-name="ce69" office:value-type="float" office:value="4">
            <text:p>4</text:p>
          </table:table-cell>
          <table:table-cell table:style-name="ce72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0" table:formula="oooc:=RAND() + 3" office:value-type="float" office:value="3.50981023745137">
            <text:p>3.51</text:p>
          </table:table-cell>
          <table:table-cell table:style-name="ce36" office:value-type="float" office:value="3">
            <text:p>3</text:p>
          </table:table-cell>
          <table:table-cell table:style-name="ce45" office:value-type="float" office:value="6">
            <text:p>6</text:p>
          </table:table-cell>
          <table:table-cell table:style-name="ce51" office:value-type="float" office:value="9">
            <text:p>9</text:p>
          </table:table-cell>
          <table:table-cell/>
          <table:table-cell table:style-name="ce57"/>
          <table:table-cell/>
          <table:table-cell table:style-name="ce34" office:value-type="float" office:value="1">
            <text:p>1</text:p>
          </table:table-cell>
          <table:table-cell table:style-name="ce73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1" office:value-type="float" office:value="4">
            <text:p>4</text:p>
          </table:table-cell>
          <table:table-cell table:style-name="ce37" office:value-type="float" office:value="5">
            <text:p>5</text:p>
          </table:table-cell>
          <table:table-cell table:style-name="ce46" office:value-type="float" office:value="6">
            <text:p>6</text:p>
          </table:table-cell>
          <table:table-cell table:number-columns-repeated="2"/>
          <table:table-cell table:style-name="ce58"/>
          <table:table-cell table:style-name="ce63"/>
          <table:table-cell table:style-name="ce70" office:value-type="string">
            <text:p>Range H40:G41</text:p>
          </table:table-cell>
          <table:table-cell table:style-name="ce74"/>
          <table:table-cell table:number-columns-repeated="2"/>
        </table:table-row>
        <table:table-row table:style-name="ro1">
          <table:table-cell table:style-name="ce2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Negative column <text:s/>offset (B39:D41).Offset(2,-1)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8" office:value-type="string">
            <text:p>Negative Row Offset B50:D51.Offset(-1,1)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0" office:value-type="string">
            <text:p>string1</text:p>
          </table:table-cell>
          <table:table-cell table:style-name="ce42" office:value-type="string">
            <text:p>string2</text:p>
          </table:table-cell>
          <table:table-cell table:style-name="ce48" office:value-type="string">
            <text:p>string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2" office:value-type="string">
            <text:p>string6</text:p>
          </table:table-cell>
          <table:table-cell table:style-name="ce38" office:value-type="string">
            <text:p>string5</text:p>
          </table:table-cell>
          <table:table-cell table:style-name="ce47" office:value-type="string">
            <text:p>string4</text:p>
          </table:table-cell>
          <table:table-cell table:number-columns-repeated="6"/>
        </table:table-row>
        <table:table-row table:style-name="ro1">
          <table:table-cell/>
          <table:table-cell table:style-name="ce32" office:value-type="string">
            <text:p>string1</text:p>
          </table:table-cell>
          <table:table-cell table:style-name="ce43" office:value-type="string">
            <text:p>string2</text:p>
          </table:table-cell>
          <table:table-cell table:style-name="ce49" office:value-type="string">
            <text:p>string3</text:p>
          </table:table-cell>
          <table:table-cell table:number-columns-repeated="7"/>
        </table:table-row>
        <table:table-row table:style-name="ro1">
          <table:table-cell/>
          <table:table-cell table:style-name="ce34" office:value-type="string">
            <text:p>string4</text:p>
          </table:table-cell>
          <table:table-cell table:style-name="ce44" office:value-type="string">
            <text:p>string5</text:p>
          </table:table-cell>
          <table:table-cell table:style-name="ce51" office:value-type="string">
            <text:p>string6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>
            <text:p>Range B50:D5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8" office:value-type="string">
            <text:p>See Sheet2 for more properties</text:p>
          </table:table-cell>
          <table:table-cell table:number-columns-repeated="10"/>
        </table:table-row>
        <table:table-row table:style-name="ro3">
          <table:table-cell table:style-name="ce23"/>
          <table:table-cell table:number-columns-repeated="10"/>
        </table:table-row>
      </table:table>
      <table:table table:name="Sheet2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Address Property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AddressProperty?language=Basic&amp;location=document"/>
              </office:event-listeners>
            </form:button>
            <form:button form:name="PushButton1" form:control-implementation="ooo:com.sun.star.form.component.CommandButton" form:id="control2" form:label="Rotate Matrix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RotateMatrix?language=Basic&amp;location=document"/>
              </office:event-listeners>
            </form:button>
            <form:button form:name="PushButton2" form:control-implementation="ooo:com.sun.star.form.component.CommandButton" form:id="control3" form:label="Cells/Select/Selecti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ellsProperty?language=Basic&amp;location=document"/>
              </office:event-listeners>
            </form:button>
            <form:button form:name="PushButton3" form:control-implementation="ooo:com.sun.star.form.component.CommandButton" form:id="control4" form:label="Resize Property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ResizeProperty?language=Basic&amp;location=document"/>
              </office:event-listeners>
            </form:button>
          </form:form>
        </office:forms>
        <table:table-column table:style-name="co2" table:number-columns-repeated="1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8"/>
          <table:table-cell table:number-matrix-columns-spanned="3" table:number-matrix-rows-spanned="6" table:formula="oooc:=RAND()+1" office:value-type="float" office:value="1.29101322697988">
            <text:p>1.29</text:p>
          </table:table-cell>
          <table:table-cell office:value-type="float" office:value="1.20923404312191">
            <text:p>1.21</text:p>
          </table:table-cell>
          <table:table-cell office:value-type="float" office:value="1.5019128571739">
            <text:p>1.5</text:p>
          </table:table-cell>
          <table:table-cell/>
        </table:table-row>
        <table:table-row table:style-name="ro1">
          <table:table-cell table:number-columns-repeated="8"/>
          <table:table-cell office:value-type="float" office:value="1.13226029795234">
            <text:p>1.13</text:p>
          </table:table-cell>
          <table:table-cell office:value-type="float" office:value="1.67624481333245">
            <text:p>1.68</text:p>
          </table:table-cell>
          <table:table-cell office:value-type="float" office:value="1.03989810358728">
            <text:p>1.0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1.98281589754988">
            <text:p>1.98</text:p>
          </table:table-cell>
          <table:table-cell office:value-type="float" office:value="1.68451876970218">
            <text:p>1.68</text:p>
          </table:table-cell>
          <table:table-cell office:value-type="float" office:value="1.3221439217786">
            <text:p>1.3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office:value-type="float" office:value="12">
            <text:p>12</text:p>
          </table:table-cell>
          <table:table-cell/>
          <table:table-cell office:value-type="float" office:value="1.44403596149945">
            <text:p>1.44</text:p>
          </table:table-cell>
          <table:table-cell office:value-type="float" office:value="1.86920510598887">
            <text:p>1.87</text:p>
          </table:table-cell>
          <table:table-cell office:value-type="float" office:value="1.39626272180875">
            <text:p>1.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1.70426285625634">
            <text:p>1.7</text:p>
          </table:table-cell>
          <table:table-cell office:value-type="float" office:value="1.40862027341901">
            <text:p>1.41</text:p>
          </table:table-cell>
          <table:table-cell office:value-type="float" office:value="1.63532732782668">
            <text:p>1.64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.29101322697988">
            <text:p>1.29</text:p>
          </table:table-cell>
          <table:table-cell office:value-type="float" office:value="1.05627885929136">
            <text:p>1.06</text:p>
          </table:table-cell>
          <table:table-cell office:value-type="float" office:value="1.86409256507833">
            <text:p>1.8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ingle cell</text:p>
          </table:table-cell>
          <table:table-cell table:number-columns-repeated="10"/>
          <table:table-cell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style-name="ce76" office:value-type="string">
            <text:p>This is a long string that needs to be wrapped within a cell.</text:p>
          </table:table-cell>
          <table:table-cell table:number-columns-repeated="5"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table:number-matrix-columns-spanned="1" table:number-matrix-rows-spanned="5" table:formula="oooc:=SUM(1+2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/>
          <table:table-cell>
            <draw:control table:end-cell-address="Sheet2.E19" table:end-x="1.611cm" table:end-y="0.12cm" draw:z-index="0" draw:text-style-name="P2" svg:width="4.394cm" svg:height="1.651cm" svg:x="1.732cm" svg:y="0.169cm" draw:control="control1"/>
          </table:table-cell>
          <table:table-cell table:number-columns-repeated="2"/>
          <table:table-cell>
            <draw:control table:end-cell-address="Sheet2.H19" table:end-x="1.06cm" table:end-y="0.12cm" draw:z-index="1" draw:text-style-name="P2" svg:width="4.394cm" svg:height="1.651cm" svg:x="1.181cm" svg:y="0.169cm" draw:control="control2"/>
          </table:table-cell>
          <table:table-cell table:number-columns-repeated="5"/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  <table:table-cell office:value-type="float" office:value="12">
            <text:p>12</text:p>
          </table:table-cell>
          <table:table-cell table:number-columns-repeated="5"/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7"/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>
            <draw:control table:end-cell-address="Sheet2.E25" table:end-x="1.611cm" table:end-y="0.058cm" draw:z-index="2" draw:text-style-name="P2" svg:width="4.394cm" svg:height="1.651cm" svg:x="1.732cm" svg:y="0.107cm" draw:control="control3"/>
          </table:table-cell>
          <table:table-cell table:number-columns-repeated="2"/>
          <table:table-cell>
            <draw:control table:end-cell-address="Sheet2.H25" table:end-x="1.06cm" table:end-y="0.058cm" draw:z-index="3" draw:text-style-name="P2" svg:width="4.394cm" svg:height="1.651cm" svg:x="1.181cm" svg:y="0.107cm" draw:control="control4"/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formula="oooc:=RAND()+1" office:value-type="float" office:value="1.07519968462884">
            <text:p>1.08</text:p>
          </table:table-cell>
          <table:table-cell table:formula="oooc:=RAND()+1" office:value-type="float" office:value="1.7048838234995">
            <text:p>1.7</text:p>
          </table:table-cell>
          <table:table-cell table:number-columns-repeated="9"/>
          <table:table-cell office:value-type="float" office:value="26">
            <text:p>26</text:p>
          </table:table-cell>
        </table:table-row>
        <table:table-row table:style-name="ro1">
          <table:table-cell table:formula="oooc:=RAND()+1" office:value-type="float" office:value="1.72140445221281">
            <text:p>1.72</text:p>
          </table:table-cell>
          <table:table-cell table:formula="oooc:=RAND()+1" office:value-type="float" office:value="1.22660437423112">
            <text:p>1.23</text:p>
          </table:table-cell>
          <table:table-cell table:number-columns-repeated="10"/>
        </table:table-row>
        <table:table-row table:style-name="ro1">
          <table:table-cell table:formula="oooc:=RAND()+1" office:value-type="float" office:value="1.04656605471231">
            <text:p>1.05</text:p>
          </table:table-cell>
          <table:table-cell table:formula="oooc:=RAND()+1" office:value-type="float" office:value="1.14174853039056">
            <text:p>1.14</text:p>
          </table:table-cell>
          <table:table-cell table:number-columns-repeated="10"/>
        </table:table-row>
        <table:table-row table:style-name="ro1">
          <table:table-cell table:formula="oooc:=RAND()+1" office:value-type="float" office:value="1.58500992208021">
            <text:p>1.59</text:p>
          </table:table-cell>
          <table:table-cell table:formula="oooc:=RAND()+1" office:value-type="float" office:value="1.78482257005983">
            <text:p>1.78</text:p>
          </table:table-cell>
          <table:table-cell table:number-columns-repeated="10"/>
        </table:table-row>
        <table:table-row table:style-name="ro1">
          <table:table-cell table:formula="oooc:=RAND()+1" office:value-type="float" office:value="1.63667339488709">
            <text:p>1.64</text:p>
          </table:table-cell>
          <table:table-cell table:formula="oooc:=RAND()+1" office:value-type="float" office:value="1.6341461234885">
            <text:p>1.63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8"/>
        </table:table-row>
      </table:table>
      <table:table table:name="Sheet3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cut/copy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utAndCopy?language=Basic&amp;location=document"/>
              </office:event-listeners>
            </form:button>
          </form:form>
        </office:forms>
        <table:table-column table:style-name="co2" table:number-columns-repeated="3" table:default-cell-style-name="Default"/>
        <table:table-row table:style-name="ro1"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>
            <draw:control table:end-cell-address="Sheet3.D11" table:end-x="1.702cm" table:end-y="0.427cm" draw:z-index="0" draw:text-style-name="P2" svg:width="4.251cm" svg:height="1.781cm" svg:x="1.966cm" svg:y="0.346cm" draw:control="control1"/>
          </table:table-cell>
          <table:table-cell/>
        </table:table-row>
      </table:table>
      <table:named-expressions>
        <table:named-range table:name="MyText" table:base-cell-address="$Sheet1.$A$28" table:cell-range-address="$Sheet1.$A$24:.$A$28"/>
        <table:named-range table:name="MyMatrix" table:base-cell-address="$Sheet2.$C$10" table:cell-range-address="$Sheet2.$B$9:.$C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24">24/03/2006</text:date>, <text:time>09:5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4</meta:generator>
    <meta:creation-date>2005-05-11T11:24:13</meta:creation-date>
    <dc:creator>Noel Power</dc:creator>
    <dc:date>2006-03-24T09:52:28</dc:date>
    <meta:print-date>2005-06-08T13:41:16</meta:print-date>
    <dc:language>en-US</dc:language>
    <meta:editing-cycles>530</meta:editing-cycles>
    <meta:editing-duration>PT11H50M12S</meta:editing-duration>
    <meta:user-defined meta:name="Info 1"/>
    <meta:user-defined meta:name="Info 2"/>
    <meta:user-defined meta:name="Info 3"/>
    <meta:user-defined meta:name="Info 4"/>
    <meta:document-statistic meta:table-count="3" meta:cell-count="219" meta:object-count="1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VBASupport 1
Sub OnButtonPress

MsgBox("Active Workbook name is " + ActiveWorkbook.Path)
sheet = ActiveWorkbook.ActiveSheet
MsgBox("ActiveSheet Name is " + sheet.Name + " Cell A3 = " + sheet.Range("A3").Value )
MsgBox("The number of the first row in the range A3:C4 is " + sheet.Range("A3:C4").Row )
MsgBox("The number of the first row in the range A3:C4 is " + sheet.Range("A3:C4").Offset(2,1).Count )
MsgBox("The number of the first Column in the range F8:H10 is " + sheet.Range("F8:H10").Column )
MsgBox("The number of cells in the range F8:H10 is " + sheet.Range("F8:H10").Count)
MsgBox("The number of cells in the range A10:A15 is " + sheet.Range("A10:A15").Count)
MsgBox("The number of cells in the range A2:A2 is " + sheet.Range("A2:A2").Count)
MsgBox("The number of cells in the range A1:D1 is " + sheet.Range("A1:D1").Count)
End Sub

Sub SetFormula

sheet = ActiveWorkbook.ActiveSheet
MsgBox("Setting formulas on range A10:A15")
sheet.Range("A10:A15").Formula = "=rand()+1"
MsgBox("Do you want to check if cell F5 has formula")
if sheet.Range("F5").HasFormula then
	MsgBox("Cell has Formula")
else
	MSgBox("No formula. Set it")
	sheet.Range("F5").Formula = "=Sum(A1:C3)"
End If		
End Sub

Sub GetFormula
sheet = ActiveWorkbook.ActiveSheet
MsgBox("Getting formulas on range A10:A15")
MsgBox("The formula is " +sheet.Range("A10:A15").Formula)
End Sub

Sub ClearMethods
sheet = ActiveWorkbook.ActiveSheet
MsgBox("Do you want to remove the formatting features in the range A1:C4?")
sheet.Range("A1:C4").ClearFormats
MsgBox("Do you wnat to clear all the strings in the range A1:C4?")
sheet.Range("A1:C4").ClearComments
MsgBox("Delete all the contents of the range A1:C4?")
sheet.Range("A1:C4").Clear
End Sub

Sub FillMethods
sheet = ActiveWorkbook.ActiveSheet
MsgBox("Filling the range H14:J14 towards left")
sheet.Range("H14:J14").FillLeft
MsgBox("Filling the range H18:J18 towards right")
sheet.Range("H18:J18").FillRight
MsgBox("Filling H21:H26 Downwards")
sheet.Range("H21:H26").FillDown
MsgBox("Filling J21:J26 Upwards")
sheet.Range("J21:J26").FillUp
End Sub

Sub TextProperty
sheet = ActiveWorkbook.ActiveSheet
MsgBox("The text in cell A25 is " + sheet.Range("A25").Text + " and the value is " + sheet.Range("A25").Value ) 
MsgBox("The text in cell A26 is " + sheet.Range("A26").Text + " and the value is " + sheet.Range("A26").Value ) 
MsgBox("The text in cell A27 is " + sheet.Range("A27").Text + " and the value is " + sheet.Range("A27").Value ) 
MsgBox("The text in cell A28 is " + sheet.Range("A28").Text + " and the value is " + sheet.Range("A28").Value ) 
MsgBox("The characters in the cell A17 form 3rd position to 10th position is " + sheet.Range("A17").Characters(3,7) )
'sheet.Range("A19:B22").Font.Bold = true 
'sheet.Range("A7").Font.Underline = true
'sheet.Range("A7").Font.Strikethrough = true
'sheet.Range("A7").Font.Shadow = true
'sheet.Range("A7").Font.Italic = true
'MsgBox("Removing all the fomatting applied to cells")
'sheet.Range("A19:B22").Font.Bold = false
'sheet.Range("A7").Font.Underline = false
'sheet.Range("A7").Font.Strikethrough = false
'sheet.Range("A7").Font.Shadow = false
'sheet.Range("A7").Font.Italic = false
'MsgBox(" The font used in range A7 is " + sheet.Range("A7").Font.Name )

End Sub

Sub OffsetMethod
sheet = ActiveWorkbook.ActiveSheet
MsgBox("The number of cells in the actual range B31:D33 is " + sheet.Range("B31:D33").Count )
MsgBox("The number of cells in the offset range B31:D33.Offset(1,0) is " + sheet.Range("B31:D33").Offset(1,0).Count )
MsgBox("The number of first column in the offset range B39:D41.Offset(2,-1) is " + sheet.Range("B39:D41").Offset(2,-1).Column )
MsgBox("The number of first row  in the offset range B39:D41.Offset(2,-1) is " + sheet.Range("B39:D41").Offset(2,-1).Row )
MsgBox("The number of first row  in the offset range B50:D51.Offset(-1,1) is " + sheet.Range("B50:D51").Offset(-1,1).Row )
MsgBox("The number of first column  in the offset range B50:D51.Offset(-1,1) is " + sheet.Range("B50:D51").Offset(-1,1).Column )
MsgBox("The number of first row  in the offset range H40:G41.Offset(-1,-1) is " + sheet.Range("H40:G41").Offset(-1,-1).Row )
MsgBox("The number of first column  in the offset range H40:G41.Offset(-1,-1) is " + sheet.Range("H40:G41").Offset(-1,-1).Column )
sheet.Range("B39:D41").Offset(2,-1).Formula = "=rand() + 3"
Rem MsgBox("The number of first column  in the offset range A40:A41.Offset(-1,-1) is " + sheet.Range("A40:A41").Offset(-1,-1).Column )
MsgBox("The number of cells in the offset range H40:H41.Offset is " + sheet.Range("H40:H41").Offset.Row )
MsgBox("The number of first row in the offset range H40:H41.Offset(3) is " + sheet.Range("H40:H41").Offset(,3).Column )
End Sub

Sub CurrentRegionProperty
sheet = ActiveWorkbook.ActiveSheet
MsgBox("The number of first row  in the current region of range G39:H40 is " + sheet.Range("G39:H40").CurrentRegion.Row )
MsgBox("The number of first column  in the current region of range G39:H40 is " + sheet.Range("G39:H40").CurrentRegion.Column )
MsgBox("The number of cells in the current region of range G39:H40 is " + sheet.Range("G39:H40").CurrentRegion.Count )
End Sub

Sub CurrentArrayMethod
sheet = ActiveWorkbook.ActiveSheet
sheet.Range("A18:B22").FormulaArray = "=rand()"
MsgBox("The number of first row in the current array of array formula range A19:B21 is " + sheet.Range("A19:B21").CurrentArray.Row )
MsgBox("The number of first column in the current array of array formula range B19:B21 is " + sheet.Range("B19:B21").CurrentArray.Column )
MsgBox("The number of cells in the current array of array formula range B19:B21 is " + sheet.Range("B19:B21").CurrentArray.Count )
MsgBox("The number of cells in the current array of array formula range A19:B21 is " + sheet.Range("A19:B21").CurrentArray.Count )
End Sub

Sub AddressProperty
sheet=ActiveWorkbook.ActiveSheet
MsgBox("The address of cell A11 is " + sheet.Range("A11").Address )
MsgBox("The address of range A1:D4 is " + sheet.Range("A1:D4").Address )
MsgBox("The address of range A7:A9 is " + sheet.Range("A7:A9").Address )
MsgBox("The address of range C7:C9 is " + sheet.Range("C7:C9").Address )
End Sub

Sub RotateMatrix
sheet=ActiveWorkbook.ActiveSheet
temp=sheet.Range("MyMatrix").Cells(1,0).Value
Range("MyMatrix").Cells(1,0).Value = Range("MyMatrix").Cells(1,1).Value
Range("MyMatrix").Cells(1,1).Value = Range("MyMatrix").Cells(0,1).Value
Range("MyMatrix").Cells(0,1).Value = Range("MyMatrix").Cells(0,0).Value
Range("MyMatrix").Cells(0,0).Value = temp
sheet.Range("MyMatrix").Cut
End Sub

Sub CellsProperty
sheet=ActiveWorkbook.ActiveSheet

sheet.Range("I5:K10").Cells.Select 
Selection.FormulaArray = "=rand()+1"
MsgBox("Selecting the first cell of range C30:D35")
sheet.Range("C30:D35").Cells(0,0).Select
MsgBox( "Setting value to it")
sheet.Range("C30:D35").Cells(0,0).Value = 12
MsgBox("Selecting last cell of range C30:D35")
sheet.Range("C30:D35").Cells(5,1).Select
MsgBox("Setting formula in it")
sheet.Range("C30:D35").Cells(5,1).Formula = "=sum(I5:K10)"
For i = 0 to sheet.Range("A26:B30").Count - 1 
sheet.Range("A26:B30").Cells(i).formula = "=rand()+1"
next i
End Sub

Sub ResizeProperty
sheet=ActiveWorkbook.Activesheet
sheet.Range("I5:K10").Resize.Select
MsgBox(" The address of the range resized to same value I5:K10.Resize is " + Selection.Address)
Selection.Resize(1,1).Select
MsgBox(" The address of selected range Selection.Resize(1,1) is " + Selection.Address)
Selection.Resize(5,5).Select
MsgBox(" The address of selected range Selection.Resize(5,5) is " + Selection.Address)
Selection.Resize(2).Select
MsgBox(" The address of selected range Selection.Resize(2) is " + Selection.Address)
Selection.Resize(,2).Select
MsgBox(" The address of selected range Selection.Resize(,2) is " + Selection.Address)
MsgBox(" The address of selected range Selection.Resize(RowSize:=5,ColumnSize:=1) is " + Selection.Address)
Selection.Resize(RowSize:=5,ColumnSize:=1).Select
MsgBox(" The address of selected range Selection.Resize(RowSize:=1) is " + Selection.Address)
Selection.Resize(RowSize:=1).Select
MsgBox(" The address of selected range Selection.Resize(ColumnSize:=1) is " + Selection.Address)
Selection.Resize(ColumnSize:=1).Select
sheet.Range("F12").WrapText = true
MsgBox(" The text in Range F12 is wrapped is " + sheet.Range("F12").WrapText )
MsgBox(" Unwrapping the wrapped string" )
sheet.Range("F12").WrapText = false
MsgBox(" The text in Range F12 is wrapped is " + sheet.Range("F12").WrapText )
End Sub

Sub CutAndCopy
sheet = ActiveWorkbook.ActiveSheet
sheet.Range("A1:C5").Select
MsgBox("Cuts the selected range to Cell D10")
sheet.Range("A1:C5").Cut(Destination:=Range("E11"))
sheet.Range("E11:G15").Select
MsgBox("Copies back the selected range")
sheet.Range("E11:G15").Copy(Destination:=Range("A1"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